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ea29" officeooo:paragraph-rsid="0016ea29"/>
    </style:style>
    <style:style style:name="P2" style:family="paragraph" style:parent-style-name="Standard">
      <style:text-properties fo:color="#2a6099" fo:font-size="16pt" officeooo:rsid="0016ea29" officeooo:paragraph-rsid="0016ea29" style:font-size-asian="16pt" style:font-size-complex="16pt"/>
    </style:style>
    <style:style style:name="P3" style:family="paragraph" style:parent-style-name="Standard">
      <style:text-properties officeooo:rsid="0018e114" officeooo:paragraph-rsid="0018e114"/>
    </style:style>
    <style:style style:name="P4" style:family="paragraph" style:parent-style-name="Standard">
      <style:text-properties officeooo:rsid="001a16b8" officeooo:paragraph-rsid="001a16b8"/>
    </style:style>
    <style:style style:name="P5" style:family="paragraph" style:parent-style-name="Standard">
      <style:text-properties officeooo:rsid="001aa743" officeooo:paragraph-rsid="001aa743"/>
    </style:style>
    <style:style style:name="P6" style:family="paragraph" style:parent-style-name="Standard">
      <style:text-properties officeooo:rsid="001aa743" officeooo:paragraph-rsid="001aa743" fo:background-color="#ea7500"/>
    </style:style>
    <style:style style:name="P7" style:family="paragraph" style:parent-style-name="Standard">
      <style:paragraph-properties style:line-height-at-least="0.503cm"/>
      <style:text-properties fo:color="#a497b5" style:font-name="Droid Sans Mono" fo:font-size="10.5pt" fo:font-weight="normal" fo:background-color="#110e1a"/>
    </style:style>
    <style:style style:name="P8" style:family="paragraph" style:parent-style-name="Standard">
      <style:paragraph-properties style:line-height-at-least="0.503cm"/>
      <style:text-properties fo:color="#a497b5" style:font-name="Droid Sans Mono" fo:font-size="10.5pt" fo:font-weight="normal" officeooo:paragraph-rsid="001d6755" fo:background-color="#110e1a"/>
    </style:style>
    <style:style style:name="P9" style:family="paragraph" style:parent-style-name="Standard">
      <style:text-properties fo:color="#a497b5" style:font-name="Droid Sans Mono" fo:font-size="10.5pt" fo:font-weight="normal" officeooo:rsid="0016ea29" officeooo:paragraph-rsid="0016ea29" fo:background-color="#110e1a"/>
    </style:style>
    <style:style style:name="P10" style:family="paragraph" style:parent-style-name="Standard">
      <style:text-properties officeooo:rsid="001fcf28" officeooo:paragraph-rsid="001fcf28"/>
    </style:style>
    <style:style style:name="P11" style:family="paragraph" style:parent-style-name="Standard">
      <style:text-properties officeooo:rsid="00200bfd" officeooo:paragraph-rsid="00200bfd"/>
    </style:style>
    <style:style style:name="P12" style:family="paragraph" style:parent-style-name="Standard" style:list-style-name="L1">
      <style:text-properties officeooo:rsid="0016ea29" officeooo:paragraph-rsid="0016ea29"/>
    </style:style>
    <style:style style:name="T1" style:family="text">
      <style:text-properties officeooo:rsid="0016ea29"/>
    </style:style>
    <style:style style:name="T2" style:family="text">
      <style:text-properties fo:color="#1e6a39" fo:background-color="transparent" loext:char-shading-value="0"/>
    </style:style>
    <style:style style:name="T3" style:family="text">
      <style:text-properties officeooo:rsid="0018e114"/>
    </style:style>
    <style:style style:name="T4" style:family="text">
      <style:text-properties fo:background-color="#ea7500" loext:char-shading-value="0"/>
    </style:style>
    <style:style style:name="T5" style:family="text">
      <style:text-properties officeooo:rsid="001c2eb1"/>
    </style:style>
    <style:style style:name="T6" style:family="text">
      <style:text-properties fo:color="#f99157"/>
    </style:style>
    <style:style style:name="T7" style:family="text">
      <style:text-properties fo:color="#008ed2"/>
    </style:style>
    <style:style style:name="T8" style:family="text">
      <style:text-properties fo:color="#d3d0c8"/>
    </style:style>
    <style:style style:name="T9" style:family="text">
      <style:text-properties fo:color="#c30051"/>
    </style:style>
    <style:style style:name="T10" style:family="text">
      <style:text-properties officeooo:rsid="001d6755"/>
    </style:style>
    <style:style style:name="T11" style:family="text">
      <style:text-properties officeooo:rsid="001e5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 python djingo</text:p>
      <text:p text:style-name="P1">install python</text:p>
      <text:p text:style-name="P1">install django: pip install django</text:p>
      <text:p text:style-name="P1">install Mysql: pip install Mysqlclient</text:p>
      <text:p text:style-name="P1">créé le projet: django-admin startproject <text:span text:style-name="T4">faiz_site</text:span></text:p>
      <text:p text:style-name="P1">créé une application dans <text:span text:style-name="T4">faiz_site</text:span>: python manage.py startapp <text:span text:style-name="T4">auth_app</text:span> <text:span text:style-name="T3">(ou python3….)</text:span></text:p>
      <text:p text:style-name="P3">démarrerle serveur: php -S localhost:8000</text:p>
      <text:p text:style-name="P4">lien phpMyadmin : <text:a xlink:type="simple" xlink:href="http://localhost/phpmyadmin/" text:style-name="Internet_20_link" text:visited-style-name="Visited_20_Internet_20_Link">http://localhost/phpmyadmin/</text:a></text:p>
      <text:p text:style-name="P5">lier le projet a la base de donnée: Dans le dossier settings.py on ajoute notre projet dans INSTALLED_APP:[</text:p>
      <text:p text:style-name="P6">‘ <text:span text:style-name="T1">auth_app’,</text:span></text:p>
      <text:p text:style-name="P5">]</text:p>
      <text:p text:style-name="P1"><text:s/><text:span text:style-name="T5">et on va dans DATABASES on suppriment le contenu parce qu’ils ont utilisé SQL lite </text:span><text:span text:style-name="T10">et </text:span><text:span text:style-name="T5">nous on va utiliser Mysql:</text:span></text:p>
      <text:p text:style-name="P9"><text:span text:style-name="T6">DATABASES</text:span> <text:span text:style-name="T7">=</text:span> {</text:p>
      <text:p text:style-name="P7"><text:span text:style-name="T8">'</text:span><text:span text:style-name="T9">default</text:span><text:span text:style-name="T8">'</text:span>: {</text:p>
      <text:p text:style-name="P7"><text:span text:style-name="T8">'</text:span><text:span text:style-name="T9">ENGINE</text:span><text:span text:style-name="T8">'</text:span>: <text:span text:style-name="T8">'</text:span><text:span text:style-name="T9">django.db.backends.mysql</text:span><text:span text:style-name="T8">'</text:span>,</text:p>
      <text:p text:style-name="P7"><text:span text:style-name="T8">'</text:span><text:span text:style-name="T9">NAME</text:span><text:span text:style-name="T8">'</text:span>: <text:span text:style-name="T8">'</text:span><text:span text:style-name="T9">django</text:span><text:span text:style-name="T8">'</text:span>,</text:p>
      <text:p text:style-name="P7"><text:span text:style-name="T8">'</text:span><text:span text:style-name="T9">USER</text:span><text:span text:style-name="T8">'</text:span>: <text:span text:style-name="T8">'</text:span><text:span text:style-name="T9">nabila</text:span><text:span text:style-name="T8">'</text:span>,</text:p>
      <text:p text:style-name="P7"><text:span text:style-name="T8">'</text:span><text:span text:style-name="T9">PASSWORD</text:span><text:span text:style-name="T8">'</text:span>: <text:span text:style-name="T8">'</text:span><text:span text:style-name="T9">nabila1997</text:span><text:span text:style-name="T8">'</text:span>,</text:p>
      <text:p text:style-name="P7"><text:span text:style-name="T8">'</text:span><text:span text:style-name="T9">HOST</text:span><text:span text:style-name="T8">'</text:span>: <text:span text:style-name="T8">'</text:span><text:span text:style-name="T9">127.0.0.1</text:span><text:span text:style-name="T8">'</text:span>,</text:p>
      <text:p text:style-name="P7"><text:span text:style-name="T8">'</text:span><text:span text:style-name="T9">PORT</text:span><text:span text:style-name="T8">'</text:span>: <text:span text:style-name="T8">'</text:span><text:span text:style-name="T9">8000</text:span><text:span text:style-name="T8">'</text:span>,</text:p>
      <text:p text:style-name="P7">}</text:p>
      <text:p text:style-name="P7">,</text:p>
      <text:p text:style-name="P7"><text:span text:style-name="T8">'</text:span><text:span text:style-name="T9">sqlite</text:span><text:span text:style-name="T8">'</text:span>: {</text:p>
      <text:p text:style-name="P7"><text:span text:style-name="T8">'</text:span><text:span text:style-name="T9">ENGINE</text:span><text:span text:style-name="T8">'</text:span> : <text:span text:style-name="T8">'</text:span><text:span text:style-name="T9">django.db.backends.sqlite3</text:span><text:span text:style-name="T8">'</text:span>,</text:p>
      <text:p text:style-name="P7"><text:span text:style-name="T8">'</text:span><text:span text:style-name="T9">Name</text:span><text:span text:style-name="T8">'</text:span>: <text:span text:style-name="T6">BASE_DIR</text:span> <text:span text:style-name="T7">/</text:span><text:span text:style-name="T8">'</text:span><text:span text:style-name="T9">db.sqlite3</text:span><text:span text:style-name="T8">'</text:span>,</text:p>
      <text:p text:style-name="P8">}</text:p>
      <text:p text:style-name="P8">}</text:p>
      <text:p text:style-name="P1"><text:s/><text:span text:style-name="T11">Faire une migration : python manage.py makemigrations</text:span></text:p>
      <text:p text:style-name="P10">Pour crée la table : python3 manage.py migrate</text:p>
      <text:p text:style-name="P11">crée un super admin pour notre site : python3 manage.py createsuperuser</text:p>
      <text:p text:style-name="P11">python3 manage.py runserver</text:p>
      <text:p text:style-name="P1"/>
      <text:p text:style-name="P1"/>
      <text:p text:style-name="P1"/>
      <text:p text:style-name="P2">Remarque:</text:p>
      <text:list xml:id="list3287322312" text:style-name="L1">
        <text:list-item>
          <text:p text:style-name="P12">pour nettoyer le terminal: clear.</text:p>
        </text:list-item>
        <text:list-item>
          <text:p text:style-name="P12">le fichier <text:span text:style-name="T2">manage.py</text:span>: sert a gérer et exécuter des commandes pour les projets Django, y compris la gestion de la base de données et le démarrage du serveur de développement.</text:p>
        </text:list-item>
        <text:list-item>
          <text:p text:style-name="P12">Avec python on peut créé plusieurs applications dans le fichier de base 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9T10:04:55.485087409</meta:creation-date>
    <dc:date>2024-09-06T11:26:43.998381382</dc:date>
    <meta:editing-duration>P3DT7H19M1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193" meta:character-count="1294" meta:non-whitespace-character-count="1137"/>
  </office:meta>
</office:document-meta>
</file>